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2pt" fo:language="en" fo:country="none" style:font-size-asian="12pt" style:font-size-complex="12pt"/>
    </style:style>
    <style:style style:name="P2" style:family="paragraph" style:parent-style-name="Preformatted_20_Text">
      <style:paragraph-properties fo:margin-top="0cm" fo:margin-bottom="0.499cm" fo:text-align="start" style:justify-single-word="false" style:writing-mode="lr-tb"/>
      <style:text-properties fo:language="en" fo:country="none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language="en" fo:country="non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Texte :</text:span></text:p>
      <text:p text:style-name="P4"><text:span text:style-name="T2">Le site de Bussière est occupé à partir de 1188 par une communauté de religieuses cisterciennes.</text:span></text:p>
      <text:p text:style-name="P4"><text:span text:style-name="T2">Pendant plus de 4 siècles, cette abbaye vit difficilement dans un pays aux ressources rares et à la terre ingrate. Elle ne dépasse que rarement une douzaine de femmes issues de la noblesse locale.</text:span></text:p>
      <text:p text:style-name="P4"><text:span text:style-name="T2">En 1625, elles quittent leur abbaye pour aller s’installer à Bourges où elles vont rester jusqu’en 1792.</text:span></text:p>
      <text:p text:style-name="P4"><text:span text:style-name="T2">Les bâtiments initiaux deviennent alors un prieuré qui reste rattaché à l’abbaye-mère. <text:s/>L’exploitation des propriétés foncières et des bois autour du prieuré assure un revenu régulier aux moniales devenues citadines. </text:span></text:p>
      <text:p text:style-name="P4"><text:span text:style-name="T2">A la Révolution Française, les bâtiments en mauvais état deviennent une propriété privée. Ils sont revendus en 1821 à la famille actuelle, qui les occupe depuis six générations. </text:span></text:p>
      <text:p text:style-name="P4"><text:span text:style-name="T2">Au 19</text:span><text:span text:style-name="T4">ème</text:span><text:span text:style-name="T2"> siècle, favorisés par un décollage très massif de l’agriculture, des travaux considérables de restauration et d’aménagement sont effectués. </text:span><text:bookmark text:name="_GoBack"/></text:p>
      <text:p text:style-name="P4"><text:span text:style-name="T2">Aujourd’hui, le domaine de Bussière constitue un exemple original d’abbaye cistercienne désertée au XVII</text:span><text:span text:style-name="T4">e</text:span><text:span text:style-name="T2"> siècle, agrandie au XVIII</text:span><text:span text:style-name="T4">e</text:span><text:span text:style-name="T2"> et au XIX</text:span><text:span text:style-name="T4">e</text:span><text:span text:style-name="T2"> siècle, pour en faire une plaisante résidence campagnarde. Elle est inscrite à l’Inventaire Supplémentaire des Monuments Historiques depuis 2020. <text:s/></text:span></text:p>
      <text:p text:style-name="P1"><text:bookmark text:name="tw-target-text"/>The Bussière site was occupied from 1188 by a community of Cistercian nuns.</text:p>
      <text:section text:style-name="Sect1" text:name="tw-target-text-container">
        <text:p text:style-name="P3">For more than 4 centuries, this abbey lived with difficulty in a country with scarce resources and ungrateful soil. It rarely exceeded a dozen women from the local nobility.</text:p>
        <text:p text:style-name="P3">In 1625, <text:span text:style-name="T2">Cistercian nuns</text:span> left their abbey to settle in Bourges where they remained until 1792.</text:p>
        <text:p text:style-name="P3">The initial buildings then became a priory which remained attached to the mother abbey. The exploitation of the land and the woods around the priory ensured a regular income for the nuns who had become city dwellers.</text:p>
        <text:p text:style-name="P3">During the French Revolution, buildings in poor condition became private property. They were sold in 1821 to the current family, which has occupied them for six generations.</text:p>
        <text:p text:style-name="P3">In the 19th century, favored by a very massive take-off of agriculture, considerable restoration and development work was carried out.</text:p>
        <text:p text:style-name="P2">Today, the Bussière estate is an example of a Cistercian abbey deserted in the 17th century, enlarged in the 18th and 19th centuries, to make it a pleasant country residence. It has been listed in the Supplementary Inventory of Historic Monuments since 2020.</text:p>
      </text:section>
      <text:section text:style-name="Sect1" text:name="tw-target-rmn-container">
        <text:p text:style-name="Text_20_body"><text:bookmark text:name="tw-target-rmn"/></text:p>
      </text:section>
      <text:p text:style-name="P5"/>
      <text:p text:style-name="P5"/>
      <text:p text:style-name="P4"><text:soft-page-break/><text:span text:style-name="T3">Rubrique contact</text:span><text:span text:style-name="T2"> :</text:span></text:p>
      <text:p text:style-name="P4"><text:span text:style-name="T2">Téléphone : 02 48 63 00 84 </text:span></text:p>
      <text:p text:style-name="P4"><text:span text:style-name="T2">Mail : </text:span><text:a xlink:type="simple" xlink:href="mailto:chateaudebussiere@orange.fr" text:style-name="Internet_20_link" text:visited-style-name="Visited_20_Internet_20_Link"><text:span text:style-name="T2">chateaudebussiere@orange.fr</text:span></text:a><text:span text:style-name="T2"> </text:span></text:p>
      <text:p text:style-name="P4"><text:span text:style-name="T2">Adresse postale : Bussière. 03370 Saint Désiré.</text:span></text:p>
      <text:p text:style-name="P4"><text:span text:style-name="T2">Ouverture : du 1er Juillet au 30 septembre inclus.</text:span></text:p>
      <text:p text:style-name="P4"><text:span text:style-name="T2">Du jeudi au lundi hors semaines 28 , 32 et 33</text:span></text:p>
      <text:p text:style-name="P4"><text:span text:style-name="T2">Horaires : 13h30 à 19h30.</text:span></text:p>
      <text:p text:style-name="P4"><text:span text:style-name="T2">Visite guidée et possible sur Rendez Vous.</text:span></text:p>
      <text:p text:style-name="P4"><text:span text:style-name="T2">Entrée : 3€ par adulte, gratuit pour les enfant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çoise Doucet</meta:initial-creator>
    <meta:editing-cycles>11</meta:editing-cycles>
    <meta:creation-date>2021-12-10T14:48:00</meta:creation-date>
    <dc:date>2022-01-17T09:30:43.14</dc:date>
    <meta:editing-duration>PT1M5S</meta:editing-duration>
    <meta:generator>OpenOffice/4.1.3$Win32 OpenOffice.org_project/413m1$Build-9783</meta:generator>
    <meta:document-statistic meta:table-count="0" meta:image-count="0" meta:object-count="0" meta:page-count="2" meta:paragraph-count="24" meta:word-count="433" meta:character-count="2699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